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Matcher.isMatch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Matcher.matched( Object actualValue , short valueType , ShortList itemValueType , boolean isN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Matcher.normaliz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Matcher.handleContent( XSTypeDefinition type , boolean nillable , Object value , short valueType , ShortList item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Matcher.endElement( QName element , XSTypeDefinition type , boolean nillable , Object value , short valueType , ShortList itemValue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PathMatcher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Matcher.startDocumentFrag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Matcher.startElement( QName element , XMLAttributes attribute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XPathMatcher.XPathMatcher( XPath 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Matcher.matches( XPath . NodeTest nodeTest , QNam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